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62cm"/>
    </style:style>
    <style:style style:name="co4" style:family="table-column">
      <style:table-column-properties fo:break-before="auto" style:column-width="8.391cm"/>
    </style:style>
    <style:style style:name="co5" style:family="table-column">
      <style:table-column-properties fo:break-before="auto" style:column-width="7.2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text-outline="false" style:text-line-through-style="none" style:text-line-through-type="none" style:font-name="PT Astra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X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ce1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Лист8" table:style-name="ta2">
        <table:table-column table:style-name="co1" table:number-columns-repeated="8" table:default-cell-style-name="ce1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Лист9" table:style-name="ta2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9" table:number-rows-spanned="1">
            <text:p>Двоичное представление 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T 11: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Дополнительный код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Вычитаем 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Инвертируем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Десятичное представление модуля числа </text:p>
          </table:table-cell>
          <table:table-cell table:style-name="ce1" table:number-columns-spanned="2" table:number-rows-spanned="1"/>
          <table:covered-table-cell table:style-name="ce1"/>
          <table:table-cell table:style-name="ce1" table:number-columns-repeated="5"/>
          <table:table-cell table:style-name="ce1" office:value-type="float" office:value="11" calcext:value-type="float">
            <text:p>11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10" table:style-name="ta2">
        <table:table-column table:style-name="co5" table:default-cell-style-name="Default"/>
        <table:table-row table:style-name="ro1">
          <table:table-cell office:value-type="string" calcext:value-type="string">
            <text:p>Прямой код числа 51: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1H6M13S</meta:editing-duration>
    <meta:editing-cycles>10</meta:editing-cycles>
    <dc:date>2026-04-22T10:38:26.582711415</dc:date>
    <meta:document-statistic meta:table-count="11" meta:cell-count="348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